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fo:min-height="1.484cm" fo:min-width="3.2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6.8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cm" svg:height="1.734cm" svg:x="5.3cm" svg:y="8.9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0.808cm" svg:x="3.1cm" svg:y="7.2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5.05cm" svg:y2="7.283cm" draw:start-shape="id1" draw:start-glue-point="2" draw:end-shape="id2" draw:end-glue-point="0" svg:d="M7150 3907l-2100 3376" svg:viewBox="0 0 2101 3377">
          <text:p/>
        </draw:connector>
        <draw:custom-shape draw:style-name="gr4" draw:text-style-name="P5" draw:layer="layout" svg:width="2.233cm" svg:height="0.809cm" svg:x="9.934cm" svg:y="6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8cm" svg:y1="3.503cm" svg:x2="11.05cm" svg:y2="4.6cm" draw:start-shape="id1" draw:start-glue-point="1" draw:end-shape="id3" draw:end-glue-point="0" svg:d="M8800 3503l2250 1097" svg:viewBox="0 0 2251 1098">
          <text:p/>
        </draw:connector>
        <draw:custom-shape draw:style-name="gr2" draw:text-style-name="P3" xml:id="id1" draw:id="id1" draw:layer="layout" svg:width="3.3cm" svg:height="0.807cm" svg:x="5.5cm" svg:y="3.1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3.7cm" svg:height="0.809cm" svg:x="9.2cm" svg:y="4.6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95cm" svg:y1="5.409cm" svg:x2="10.95cm" svg:y2="6cm" svg:d="M10950 5409v591" svg:viewBox="0 0 1 592">
          <text:p/>
        </draw:connector>
        <draw:custom-shape draw:style-name="gr4" draw:text-style-name="P5" xml:id="id4" draw:id="id4" draw:layer="layout" svg:width="3.3cm" svg:height="0.809cm" svg:x="5.5cm" svg:y="9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7.15cm" svg:y2="9cm" draw:start-shape="id1" draw:start-glue-point="2" draw:end-shape="id4" draw:end-glue-point="0" svg:d="M7150 3907v5093" svg:viewBox="0 0 1 5094">
          <text:p/>
        </draw:connector>
        <draw:custom-shape draw:style-name="gr2" draw:text-style-name="P3" xml:id="id5" draw:id="id5" draw:layer="layout" svg:width="3.802cm" svg:height="0.808cm" svg:x="2.349cm" svg:y="4.492cm">
          <text:p text:style-name="P1"><text:span text:style-name="T1">integration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25cm" svg:y1="5.3cm" svg:x2="5.05cm" svg:y2="7.283cm" draw:start-shape="id5" draw:start-glue-point="2" draw:end-shape="id2" draw:end-glue-point="0" svg:d="M4250 5300l800 1983" svg:viewBox="0 0 801 1984">
          <text:p/>
        </draw:connector>
        <draw:custom-shape draw:style-name="gr2" draw:text-style-name="P3" xml:id="id6" draw:id="id6" draw:layer="layout" svg:width="2.7cm" svg:height="0.808cm" svg:x="7.3cm" svg:y="7.3cm">
          <text:p text:style-name="P1"><text:span text:style-name="T1">sk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8.65cm" svg:y2="7.3cm" draw:start-shape="id1" draw:start-glue-point="2" draw:end-shape="id6" draw:end-glue-point="0" svg:d="M7150 3907l1500 3393" svg:viewBox="0 0 1501 3394">
          <text:p/>
        </draw:connector>
        <draw:custom-shape draw:style-name="gr5" draw:text-style-name="P6" draw:layer="layout" svg:width="0.5cm" svg:height="7.5cm" draw:transform="rotate (-1.5707963267949) translate (9.8cm 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443cm" svg:height="0.962cm" svg:x="3.829cm" svg:y="1.3cm">
          <draw:text-box>
            <text:p>Site rende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meta:creation-date>2008-12-20T23:12:09</meta:creation-date>
    <dc:date>2022-01-09T00:05:03.885000000</dc:date>
    <meta:editing-cycles>23</meta:editing-cycles>
    <meta:editing-duration>PT6H48M16S</meta:editing-duration>
    <dc:creator>Michael Osipov</dc:cre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